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DejaVu Math1" svg:font-family="'TeX Gyre DejaVu Math'"/>
    <style:font-face style:name="TeXG" svg:font-family="TeXG"/>
    <style:font-face style:name="sans-serif" svg:font-family="sans-serif"/>
    <style:font-face style:name="Arial2" svg:font-family="Arial" style:font-family-generic="swiss"/>
    <style:font-face style:name="Consolas" svg:font-family="Consolas" style:font-family-generic="modern" style:font-pitch="fixed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" officeooo:rsid="001fe16d" officeooo:paragraph-rsid="001fe16d"/>
    </style:style>
    <style:style style:name="P2" style:family="paragraph" style:parent-style-name="Text_20_body">
      <style:paragraph-properties fo:text-align="justify" style:justify-single-word="false"/>
      <style:text-properties style:font-name="Arial" officeooo:rsid="001fb719" officeooo:paragraph-rsid="001fb719"/>
    </style:style>
    <style:style style:name="P3" style:family="paragraph" style:parent-style-name="Text_20_body">
      <style:paragraph-properties fo:text-align="justify" style:justify-single-word="false"/>
      <style:text-properties style:font-name="Arial" officeooo:rsid="0020f71c" officeooo:paragraph-rsid="0020f71c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6pt" fo:font-weight="bold" officeooo:rsid="0020f71c" officeooo:paragraph-rsid="0020f71c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2pt" fo:font-weight="normal" officeooo:rsid="0020f71c" officeooo:paragraph-rsid="0020f71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officeooo:paragraph-rsid="001fb647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1fb647"/>
    </style:style>
    <style:style style:name="P8" style:family="paragraph" style:parent-style-name="Standard">
      <style:paragraph-properties fo:text-align="center" style:justify-single-word="false"/>
      <style:text-properties style:font-name="Arial" fo:font-size="11.25pt" fo:font-style="normal" fo:font-weight="bold" officeooo:paragraph-rsid="001fb647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fb647"/>
    </style:style>
    <style:style style:name="P10" style:family="paragraph" style:parent-style-name="Standard">
      <style:text-properties style:font-name="Arial" officeooo:rsid="001fb647"/>
    </style:style>
    <style:style style:name="P11" style:family="paragraph" style:parent-style-name="Standard">
      <style:paragraph-properties fo:text-align="center" style:justify-single-word="false"/>
      <style:text-properties style:font-name="Arial" fo:font-size="32pt" fo:font-weight="bold" officeooo:rsid="001fb647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32pt" fo:font-weight="bold" officeooo:rsid="001fb647" officeooo:paragraph-rsid="001fb647" style:font-size-asian="32pt" style:font-weight-asian="bold" style:font-size-complex="3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officeooo:rsid="001fb647" officeooo:paragraph-rsid="001fb647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officeooo:rsid="001fb647" officeooo:paragraph-rsid="001fb647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1fb647" officeooo:paragraph-rsid="001fb647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officeooo:paragraph-rsid="001fb647" style:font-size-asian="12pt" style:font-size-complex="12pt"/>
    </style:style>
    <style:style style:name="P17" style:family="paragraph" style:parent-style-name="Subtitle">
      <style:paragraph-properties fo:text-align="justify" style:justify-single-word="false"/>
      <style:text-properties style:font-name="Arial" fo:font-size="16pt" fo:font-weight="bold" officeooo:rsid="001fb719" officeooo:paragraph-rsid="001fb719" style:font-size-asian="16pt" style:font-weight-asian="bold" style:font-size-complex="16pt" style:font-weight-complex="bold"/>
    </style:style>
    <style:style style:name="T1" style:family="text">
      <style:text-properties style:font-name="TeX Gyre DejaVu Math" fo:font-size="9.75pt" fo:font-style="normal" style:font-style-asian="normal" style:font-style-complex="normal"/>
    </style:style>
    <style:style style:name="T2" style:family="text">
      <style:text-properties style:font-name="TeX Gyre DejaVu Math" fo:font-size="9.69999980926514pt" style:font-size-asian="9.69999980926514pt" style:font-size-complex="9.69999980926514pt"/>
    </style:style>
    <style:style style:name="T3" style:family="text">
      <style:text-properties officeooo:rsid="001fb647"/>
    </style:style>
    <style:style style:name="T4" style:family="text">
      <style:text-properties fo:font-size="9.75pt" fo:font-style="normal" style:font-style-asian="normal" style:font-style-complex="normal"/>
    </style:style>
    <style:style style:name="T5" style:family="text">
      <style:text-properties fo:font-size="9.69999980926514pt" fo:font-style="normal" style:font-size-asian="9.69999980926514pt" style:font-style-asian="normal" style:font-size-complex="9.69999980926514pt" style:font-style-complex="normal"/>
    </style:style>
    <style:style style:name="T6" style:family="text">
      <style:text-properties fo:font-weight="normal" officeooo:rsid="001fb647" style:font-weight-asian="normal" style:font-weight-complex="normal"/>
    </style:style>
    <style:style style:name="T7" style:family="text">
      <style:text-properties officeooo:rsid="0022bab6"/>
    </style:style>
    <style:style style:name="T8" style:family="text">
      <style:text-properties officeooo:rsid="0024939c"/>
    </style:style>
    <style:style style:name="T9" style:family="text">
      <style:text-properties officeooo:rsid="0025f1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2">RELATÓRIO PROJETOS</text:p>
      <text:p text:style-name="P13">Algoritmos Avançado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6"><text:span text:style-name="T6">Professor:</text:span><text:span text:style-name="T3"> </text:span>João do E.S. Batista Neto </text:p>
      <text:p text:style-name="P14">Alunos:</text:p>
      <text:p text:style-name="P14">Matheus Tomieiro de Oliveira, 10734630</text:p>
      <text:p text:style-name="P14">Victor Vieira Custodio Reis, 10734686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OUTUBRO/2019</text:p>
      <text:p text:style-name="P15"/>
      <text:p text:style-name="P17"><text:soft-page-break/>Tasks with Deadline</text:p>
      <text:p text:style-name="P2"/>
      <text:p text:style-name="P1"><text:tab/>O problema de tasks with deadline tem como meta resolver da melhor forma possível - sempre prezando por maximizar o lucro total -, o problema em que, temos vários prazos de entrega, cada um com um determinado lucro.</text:p>
      <text:p text:style-name="P3"><text:tab/>Com o programa em mãos, utilizando como entradas: bla bla bla</text:p>
      <text:p text:style-name="P3"><text:tab/>Temos como saidas: bla bla bla</text:p>
      <text:p text:style-name="P3"><text:tab/>Por causa disso, disso e daquilo.</text:p>
      <text:p text:style-name="P3"><text:tab/><text:span text:style-name="T8">Utilizei como paradigma esse aqui, aquele lá, etc etc</text:span></text:p>
      <text:p text:style-name="P3"/>
      <text:p text:style-name="P4">Superstring Minima</text:p>
      <text:p text:style-name="P5"><text:tab/>O problema da superstring minima tem como meta, encontrar - dada uma lista de strings – a menor superstring formada por todos os elementos dessa lista.</text:p>
      <text:p text:style-name="P5"><text:tab/>Com o programa, passamos através de argumentos na chamada, v<text:span text:style-name="T9">á</text:span>rias string que formaram a lista de strings a serem trabalhadas.</text:p>
      <text:p text:style-name="P5"><text:tab/>Por exemplo, se usarmos a sintaxe:</text:p>
      <text:p text:style-name="P5"><text:tab/>lua Superstring.lua BATATA BTAA BBT TTB</text:p>
      <text:p text:style-name="P5"><text:tab/><text:span text:style-name="T7">Receberemos então, como saída a seguinte Superstring: BLA BLA BLA</text:span></text:p>
      <text:p text:style-name="P5"><text:tab/><text:span text:style-name="T9">O paradigma utizado na resolução desse tipo de problema, foi de solução gulosa. Tomamos em cada ponto, a decisão que melhor convém ao momento, chegando a uma solução global ótima. A cada novo ciclo, comparamos todos os elementos da lista entre si em suas permutações totais; assim, dentro de cada iteração avaliamos as strings, de duas em duas, comparando o inicio da primeira com o final da segunda(até cobrir todas as letras) e vice-versa. Ao final de cada ciclo, guardamos a string gerada(concatenação) na primeira posição da lista e operamos novamente. Ao final de todos os ciclos, sobrando somente a primeira posição da lista, retornamos ela próp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DejaVu Math1" svg:font-family="'TeX Gyre DejaVu Math'"/>
    <style:font-face style:name="TeXG" svg:font-family="TeXG"/>
    <style:font-face style:name="sans-serif" svg:font-family="sans-serif"/>
    <style:font-face style:name="Arial2" svg:font-family="Arial" style:font-family-generic="swiss"/>
    <style:font-face style:name="Consolas" svg:font-family="Consolas" style:font-family-generic="modern" style:font-pitch="fixed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officeooo:paragraph-rsid="001fb647" style:font-style-asian="normal" style:font-weight-asian="bold" style:font-style-complex="normal" style:font-weight-complex="bold"/>
    </style:style>
    <style:style style:name="MP2" style:family="paragraph" style:parent-style-name="Standard">
      <style:paragraph-properties fo:text-align="center" style:justify-single-word="false"/>
      <style:text-properties officeooo:paragraph-rsid="001fb647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.25pt" fo:font-style="normal" fo:font-weight="bold" officeooo:paragraph-rsid="001fb647" style:font-style-asian="normal" style:font-weight-asian="bold" style:font-style-complex="normal" style:font-weight-complex="bold"/>
    </style:style>
    <style:style style:name="MP4" style:family="paragraph" style:parent-style-name="Standard">
      <style:paragraph-properties fo:text-align="center" style:justify-single-word="false"/>
      <style:text-properties style:font-name="Arial" officeooo:paragraph-rsid="001fb647"/>
    </style:style>
    <style:style style:name="MT1" style:family="text">
      <style:text-properties style:font-name="TeX Gyre DejaVu Math" fo:font-size="9.75pt" fo:font-style="normal" style:font-style-asian="normal" style:font-style-complex="normal"/>
    </style:style>
    <style:style style:name="MT2" style:family="text">
      <style:text-properties style:font-name="TeX Gyre DejaVu Math" fo:font-size="9.69999980926514pt" style:font-size-asian="9.69999980926514pt" style:font-size-complex="9.69999980926514pt"/>
    </style:style>
    <style:style style:name="MT3" style:family="text">
      <style:text-properties fo:font-size="9.75pt" fo:font-style="normal" style:font-style-asian="normal" style:font-style-complex="normal"/>
    </style:style>
    <style:style style:name="MT4" style:family="text">
      <style:text-properties fo:font-size="9.69999980926514pt" fo:font-style="normal" style:font-size-asian="9.69999980926514pt" style:font-style-asian="normal" style:font-size-complex="9.69999980926514pt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nstituto de Ciências Matemáticas e de Computação</text:p>
        <text:p text:style-name="MP1">Departamento de Ciências de Computação e Estatística</text:p>
        <text:p text:style-name="MP1">Universidade de São Paulo</text:p>
        <text:p text:style-name="MP2"><text:span text:style-name="MT1">Av. Trabalhador São-carlense, 400, Caixa Postal 668 - CEP 13560-970 - São Carlos/SP – Fone </text:span><text:span text:style-name="MT2">(16) 3373-9700</text:span></text:p>
      </style:header>
      <style:header-left>
        <text:p text:style-name="Header_20_left"/>
      </style:header-left>
      <loext:header-first>
        <text:p text:style-name="MP3">Instituto de Ciências Matemáticas e de Computação</text:p>
        <text:p text:style-name="MP3">Departamento de Ciências de Computação e Estatística</text:p>
        <text:p text:style-name="MP3">Universidade de São Paulo</text:p>
        <text:p text:style-name="MP4"><text:span text:style-name="MT3">Av. Trab. São Carlense, 400 - Centro, São Carlos - SP, 13566-590 <text:s/>– Fone </text:span><text:span text:style-name="MT4">(16) 3373-9700 </text:span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6:14:10.453000000</meta:creation-date>
    <meta:generator>LibreOffice/6.2.4.2$Windows_X86_64 LibreOffice_project/2412653d852ce75f65fbfa83fb7e7b669a126d64</meta:generator>
    <dc:date>2019-10-20T17:05:55.107000000</dc:date>
    <meta:editing-duration>PT40M51S</meta:editing-duration>
    <meta:editing-cycles>6</meta:editing-cycles>
    <meta:document-statistic meta:table-count="0" meta:image-count="0" meta:object-count="0" meta:page-count="2" meta:paragraph-count="28" meta:word-count="338" meta:character-count="2123" meta:non-whitespace-character-count="1796"/>
  </office:meta>
</office:document-meta>
</file>